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cm"/>
    </style:style>
    <style:style style:name="gr3" style:family="graphic" style:parent-style-name="standard">
      <style:graphic-properties svg:stroke-color="#000000" draw:fill-color="#ff3333" draw:textarea-horizontal-align="justify" draw:textarea-vertical-align="middle" draw:auto-grow-height="false" fo:min-height="0.05cm" fo:min-width="0.437cm"/>
    </style:style>
    <style:style style:name="gr4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cm"/>
    </style:style>
    <style:style style:name="gr5" style:family="graphic" style:parent-style-name="standard">
      <style:graphic-properties svg:stroke-color="#000000" draw:fill-color="#6666ff" draw:textarea-horizontal-align="justify" draw:textarea-vertical-align="middle" draw:auto-grow-height="false" fo:min-height="0.05cm" fo:min-width="0.436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6666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9cm" svg:height="0.3cm" svg:x="5.814cm" svg:y="1.4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3cm" svg:x="8.581cm" svg:y="1.4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937cm" svg:height="0.3cm" svg:x="15.053cm" svg:y="1.476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3.876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2.938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10.481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9.543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12.281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9cm" svg:height="0.3cm" svg:x="11.343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36cm" svg:height="0.3cm" svg:x="17.907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36cm" svg:height="0.3cm" svg:x="16.931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36cm" svg:height="0.3cm" svg:x="14.162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936cm" svg:height="0.3cm" svg:x="16.015cm" svg:y="1.476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09T18:06:56.904121963</dc:date>
    <meta:editing-duration>PT1H7S</meta:editing-duration>
    <meta:editing-cycles>14</meta:editing-cycles>
    <meta:generator>LibreOffice/6.0.7.3$Linux_X86_64 LibreOffice_project/00m0$Build-3</meta:generator>
    <meta:document-statistic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chart:axis-label-position="outside-start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7e0021" dr3d:edge-rounding="5%"/>
      <style:text-properties fo:font-size="10pt" style:font-size-asian="10pt" style:font-size-complex="10pt"/>
    </style:style>
    <style:style style:name="ch12" style:family="chart">
      <style:graphic-properties draw:stroke="solid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8.459cm" svg:y="0cm" style:legend-expansion="custom" chartooo:width="12.541cm" chartooo:height="1.222cm" style:legend-expansion-aspect-ratio="10.2626841243863" chart:style-name="ch2"/>
        <chart:plot-area chart:style-name="ch3" chart:data-source-has-labels="both" svg:x="1.125cm" svg:y="1.548cm" svg:width="19.449cm" svg:height="7.993cm">
          <chartooo:coordinate-region svg:x="2.09cm" svg:y="1.8cm" svg:width="18.484cm" svg:height="5.083cm"/>
          <chart:axis chart:dimension="x" chart:name="primary-x" chart:style-name="ch4" chartooo:axis-type="auto">
            <chartooo:date-scale/>
            <chart:categories table:cell-range-address="local-table.$B$1:.$U$1"/>
            <chart:grid chart:class="major"/>
          </chart:axis>
          <chart:axis chart:dimension="y" chart:name="primary-y" chart:style-name="ch5">
            <chart:title svg:x="0.198cm" svg:y="7.25cm" chart:style-name="ch6">
              <text:p>number of comparisons
relative to BASE(%)</text:p>
            </chart:title>
            <chart:grid chart:class="major"/>
          </chart:axis>
          <chart:series chart:style-name="ch7" chart:values-cell-range-address="local-table.$B$2:.$U$2" chart:label-cell-address="local-table.$A$2" chart:class="chart:bar">
            <chart:data-point chart:repeated="20"/>
          </chart:series>
          <chart:series chart:style-name="ch8" chart:values-cell-range-address="local-table.$B$3:.$U$3" chart:label-cell-address="local-table.$A$3" chart:class="chart:bar">
            <chart:data-point chart:repeated="20"/>
          </chart:series>
          <chart:series chart:style-name="ch9" chart:values-cell-range-address="local-table.$B$4:.$U$4" chart:label-cell-address="local-table.$A$4" chart:class="chart:bar">
            <chart:data-point chart:repeated="20"/>
          </chart:series>
          <chart:series chart:style-name="ch10" chart:values-cell-range-address="local-table.$B$5:.$U$5" chart:label-cell-address="local-table.$A$5" chart:class="chart:bar">
            <chart:data-point chart:repeated="20"/>
          </chart:series>
          <chart:series chart:style-name="ch11" chart:values-cell-range-address="local-table.$B$6:.$U$6" chart:label-cell-address="local-table.$A$6" chart:class="chart:bar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GM</text:p>
              </table:table-cell>
            </table:table-row>
          </table:table-header-rows>
          <table:table-rows>
            <table:table-row>
              <table:table-cell office:value-type="string">
                <text:p>AGGRESSIVE</text:p>
              </table:table-cell>
              <table:table-cell office:value-type="float" office:value="16.0465868650922">
                <text:p>16.0465868650922</text:p>
              </table:table-cell>
              <table:table-cell office:value-type="float" office:value="9.99478161039503">
                <text:p>9.99478161039503</text:p>
              </table:table-cell>
              <table:table-cell office:value-type="float" office:value="14.646933975793">
                <text:p>14.646933975793</text:p>
              </table:table-cell>
              <table:table-cell office:value-type="float" office:value="12.2867205433791">
                <text:p>12.2867205433791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1.2395346094886">
                <text:p>11.2395346094886</text:p>
              </table:table-cell>
              <table:table-cell office:value-type="float" office:value="16.4465841357176">
                <text:p>16.4465841357176</text:p>
              </table:table-cell>
              <table:table-cell office:value-type="float" office:value="13.0815799059828">
                <text:p>13.0815799059828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29.6725784447476">
                <text:p>29.6725784447476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16.0300693588803">
                <text:p>16.030069358880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11.0894127493374">
                <text:p>11.0894127493374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11.7126580744212">
                <text:p>11.7126580744212</text:p>
              </table:table-cell>
              <table:table-cell office:value-type="float" office:value="8.39628750269804">
                <text:p>8.39628750269804</text:p>
              </table:table-cell>
              <table:table-cell office:value-type="float" office:value="32.3484031872847">
                <text:p>32.3484031872847</text:p>
              </table:table-cell>
              <table:table-cell office:value-type="float" office:value="NaN">
                <text:p>NaN</text:p>
              </table:table-cell>
              <table:table-cell office:value-type="float" office:value="15.5369972659404">
                <text:p>15.5369972659404</text:p>
              </table:table-cell>
            </table:table-row>
            <table:table-row>
              <table:table-cell office:value-type="string">
                <text:p>CONSERVATIVE</text:p>
              </table:table-cell>
              <table:table-cell office:value-type="float" office:value="38.2065443453344">
                <text:p>38.2065443453344</text:p>
              </table:table-cell>
              <table:table-cell office:value-type="float" office:value="38.5743359599228">
                <text:p>38.5743359599228</text:p>
              </table:table-cell>
              <table:table-cell office:value-type="float" office:value="38.6255951356623">
                <text:p>38.6255951356623</text:p>
              </table:table-cell>
              <table:table-cell office:value-type="float" office:value="39.1905914908336">
                <text:p>39.1905914908336</text:p>
              </table:table-cell>
              <table:table-cell office:value-type="float" office:value="35.2077348540068">
                <text:p>35.2077348540068</text:p>
              </table:table-cell>
              <table:table-cell office:value-type="float" office:value="37.2685822098188">
                <text:p>37.2685822098188</text:p>
              </table:table-cell>
              <table:table-cell office:value-type="float" office:value="36.2998624484182">
                <text:p>36.2998624484182</text:p>
              </table:table-cell>
              <table:table-cell office:value-type="float" office:value="34.0439556627175">
                <text:p>34.0439556627175</text:p>
              </table:table-cell>
              <table:table-cell office:value-type="float" office:value="38.0927516317417">
                <text:p>38.0927516317417</text:p>
              </table:table-cell>
              <table:table-cell office:value-type="float" office:value="34.13310398007">
                <text:p>34.13310398007</text:p>
              </table:table-cell>
              <table:table-cell office:value-type="float" office:value="38.3423338811928">
                <text:p>38.3423338811928</text:p>
              </table:table-cell>
              <table:table-cell office:value-type="float" office:value="37.5313222488336">
                <text:p>37.5313222488336</text:p>
              </table:table-cell>
              <table:table-cell office:value-type="float" office:value="38.0318285157519">
                <text:p>38.0318285157519</text:p>
              </table:table-cell>
              <table:table-cell office:value-type="float" office:value="39.993955456363">
                <text:p>39.993955456363</text:p>
              </table:table-cell>
              <table:table-cell office:value-type="float" office:value="40.7155089673862">
                <text:p>40.7155089673862</text:p>
              </table:table-cell>
              <table:table-cell office:value-type="float" office:value="27.0211304593754">
                <text:p>27.0211304593754</text:p>
              </table:table-cell>
              <table:table-cell office:value-type="float" office:value="44.1412151953378">
                <text:p>44.1412151953378</text:p>
              </table:table-cell>
              <table:table-cell office:value-type="float" office:value="38.1840086234227">
                <text:p>38.1840086234227</text:p>
              </table:table-cell>
              <table:table-cell office:value-type="float" office:value="NaN">
                <text:p>NaN</text:p>
              </table:table-cell>
              <table:table-cell office:value-type="float" office:value="37.252704154269">
                <text:p>37.252704154269</text:p>
              </table:table-cell>
            </table:table-row>
            <table:table-row>
              <table:table-cell office:value-type="string">
                <text:p>SWITCH(IPC=3.0)</text:p>
              </table:table-cell>
              <table:table-cell office:value-type="float" office:value="36.4144752045108">
                <text:p>36.4144752045108</text:p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8.3743475018643">
                <text:p>38.3743475018643</text:p>
              </table:table-cell>
              <table:table-cell office:value-type="float" office:value="38.0491179522656">
                <text:p>38.0491179522656</text:p>
              </table:table-cell>
              <table:table-cell office:value-type="float" office:value="14.673712644171">
                <text:p>14.673712644171</text:p>
              </table:table-cell>
              <table:table-cell office:value-type="float" office:value="27.7858574741559">
                <text:p>27.7858574741559</text:p>
              </table:table-cell>
              <table:table-cell office:value-type="float" office:value="29.3562585969739">
                <text:p>29.3562585969739</text:p>
              </table:table-cell>
              <table:table-cell office:value-type="float" office:value="17.7054242051033">
                <text:p>17.7054242051033</text:p>
              </table:table-cell>
              <table:table-cell office:value-type="float" office:value="38.0755754036414">
                <text:p>38.0755754036414</text:p>
              </table:table-cell>
              <table:table-cell office:value-type="float" office:value="34.139035529984">
                <text:p>34.139035529984</text:p>
              </table:table-cell>
              <table:table-cell office:value-type="float" office:value="38.3322711568779">
                <text:p>38.3322711568779</text:p>
              </table:table-cell>
              <table:table-cell office:value-type="float" office:value="37.0855426190246">
                <text:p>37.0855426190246</text:p>
              </table:table-cell>
              <table:table-cell office:value-type="float" office:value="36.3125857787929">
                <text:p>36.3125857787929</text:p>
              </table:table-cell>
              <table:table-cell office:value-type="float" office:value="39.900962477333">
                <text:p>39.900962477333</text:p>
              </table:table-cell>
              <table:table-cell office:value-type="float" office:value="39.8215932401152">
                <text:p>39.8215932401152</text:p>
              </table:table-cell>
              <table:table-cell office:value-type="float" office:value="26.833259262252">
                <text:p>26.833259262252</text:p>
              </table:table-cell>
              <table:table-cell office:value-type="float" office:value="44.2369954672998">
                <text:p>44.2369954672998</text:p>
              </table:table-cell>
              <table:table-cell office:value-type="float" office:value="38.1945765434447">
                <text:p>38.1945765434447</text:p>
              </table:table-cell>
              <table:table-cell office:value-type="float" office:value="NaN">
                <text:p>NaN</text:p>
              </table:table-cell>
              <table:table-cell office:value-type="float" office:value="32.9524751650642">
                <text:p>32.9524751650642</text:p>
              </table:table-cell>
            </table:table-row>
            <table:table-row>
              <table:table-cell office:value-type="string">
                <text:p>SWITCH(IPC=3.5)</text:p>
              </table:table-cell>
              <table:table-cell office:value-type="float" office:value="21.6608124971114">
                <text:p>21.6608124971114</text:p>
              </table:table-cell>
              <table:table-cell office:value-type="float" office:value="38.5360677694863">
                <text:p>38.5360677694863</text:p>
              </table:table-cell>
              <table:table-cell office:value-type="float" office:value="37.4301611885504">
                <text:p>37.4301611885504</text:p>
              </table:table-cell>
              <table:table-cell office:value-type="float" office:value="37.7896921480457">
                <text:p>37.7896921480457</text:p>
              </table:table-cell>
              <table:table-cell office:value-type="float" office:value="14.4503280024011">
                <text:p>14.4503280024011</text:p>
              </table:table-cell>
              <table:table-cell office:value-type="float" office:value="25.9816831099406">
                <text:p>25.9816831099406</text:p>
              </table:table-cell>
              <table:table-cell office:value-type="float" office:value="25.9972489683631">
                <text:p>25.9972489683631</text:p>
              </table:table-cell>
              <table:table-cell office:value-type="float" office:value="17.3949244566254">
                <text:p>17.3949244566254</text:p>
              </table:table-cell>
              <table:table-cell office:value-type="float" office:value="38.0604603229131">
                <text:p>38.0604603229131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8.3154999496864">
                <text:p>38.3154999496864</text:p>
              </table:table-cell>
              <table:table-cell office:value-type="float" office:value="36.5899242728393">
                <text:p>36.5899242728393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39.8893383549542">
                <text:p>39.8893383549542</text:p>
              </table:table-cell>
              <table:table-cell office:value-type="float" office:value="33.8427084705572">
                <text:p>33.8427084705572</text:p>
              </table:table-cell>
              <table:table-cell office:value-type="float" office:value="26.7463940850875">
                <text:p>26.7463940850875</text:p>
              </table:table-cell>
              <table:table-cell office:value-type="float" office:value="44.2086660910857">
                <text:p>44.2086660910857</text:p>
              </table:table-cell>
              <table:table-cell office:value-type="float" office:value="36.8524507006531">
                <text:p>36.8524507006531</text:p>
              </table:table-cell>
              <table:table-cell office:value-type="float" office:value="NaN">
                <text:p>NaN</text:p>
              </table:table-cell>
              <table:table-cell office:value-type="float" office:value="29.8518324915598">
                <text:p>29.8518324915598</text:p>
              </table:table-cell>
            </table:table-row>
            <table:table-row>
              <table:table-cell office:value-type="string">
                <text:p>SWITCH(IPC=4.0)</text:p>
              </table:table-cell>
              <table:table-cell office:value-type="float" office:value="16.0824051393446">
                <text:p>16.0824051393446</text:p>
              </table:table-cell>
              <table:table-cell office:value-type="float" office:value="38.48736279984">
                <text:p>38.48736279984</text:p>
              </table:table-cell>
              <table:table-cell office:value-type="float" office:value="32.4751907302243">
                <text:p>32.4751907302243</text:p>
              </table:table-cell>
              <table:table-cell office:value-type="float" office:value="37.531838621427">
                <text:p>37.531838621427</text:p>
              </table:table-cell>
              <table:table-cell office:value-type="float" office:value="14.1919993139819">
                <text:p>14.1919993139819</text:p>
              </table:table-cell>
              <table:table-cell office:value-type="float" office:value="14.8478833379191">
                <text:p>14.8478833379191</text:p>
              </table:table-cell>
              <table:table-cell office:value-type="float" office:value="17.9614855570839">
                <text:p>17.9614855570839</text:p>
              </table:table-cell>
              <table:table-cell office:value-type="float" office:value="13.1376086315461">
                <text:p>13.1376086315461</text:p>
              </table:table-cell>
              <table:table-cell office:value-type="float" office:value="9.10477499141189">
                <text:p>9.10477499141189</text:p>
              </table:table-cell>
              <table:table-cell office:value-type="float" office:value="34.130138205113">
                <text:p>34.130138205113</text:p>
              </table:table-cell>
              <table:table-cell office:value-type="float" office:value="33.5558313487405">
                <text:p>33.5558313487405</text:p>
              </table:table-cell>
              <table:table-cell office:value-type="float" office:value="36.1150720584774">
                <text:p>36.1150720584774</text:p>
              </table:table-cell>
              <table:table-cell office:value-type="float" office:value="16.5020063070331">
                <text:p>16.5020063070331</text:p>
              </table:table-cell>
              <table:table-cell office:value-type="float" office:value="39.9044497140466">
                <text:p>39.9044497140466</text:p>
              </table:table-cell>
              <table:table-cell office:value-type="float" office:value="33.217908425391">
                <text:p>33.217908425391</text:p>
              </table:table-cell>
              <table:table-cell office:value-type="float" office:value="24.7828370570886">
                <text:p>24.7828370570886</text:p>
              </table:table-cell>
              <table:table-cell office:value-type="float" office:value="44.0629721562702">
                <text:p>44.0629721562702</text:p>
              </table:table-cell>
              <table:table-cell office:value-type="float" office:value="35.9922220108638">
                <text:p>35.9922220108638</text:p>
              </table:table-cell>
              <table:table-cell office:value-type="float" office:value="NaN">
                <text:p>NaN</text:p>
              </table:table-cell>
              <table:table-cell office:value-type="float" office:value="24.7501941611848">
                <text:p>24.75019416118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